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officeooo:paragraph-rsid="00122777"/>
    </style:style>
    <style:style style:name="P2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fo:font-size="11pt" officeooo:paragraph-rsid="00122777" style:font-size-asian="11pt" style:font-size-complex="11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Liberation Serif" officeooo:rsid="001d7aa8" officeooo:paragraph-rsid="00122777"/>
    </style:style>
    <style:style style:name="P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/>
      <style:text-properties style:font-name="Liberation Serif" fo:font-size="14pt" officeooo:rsid="001d7aa8" officeooo:paragraph-rsid="00122777" style:font-size-asian="14pt" style:font-size-complex="14pt"/>
    </style:style>
    <style:style style:name="P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 fo:background-color="transparent"/>
      <style:text-properties style:font-name="Liberation Serif" fo:font-size="11pt" officeooo:rsid="001f37b8" officeooo:paragraph-rsid="001422d4" style:font-size-asian="11pt" style:font-size-complex="11pt"/>
    </style:style>
    <style:style style:name="P6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 style:page-number="auto" fo:background-color="transparent"/>
      <style:text-properties style:font-name="Liberation Serif" officeooo:rsid="001d7aa8" officeooo:paragraph-rsid="00122777"/>
    </style:style>
    <style:style style:name="P7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style:page-number="auto" fo:background-color="transparent"/>
      <style:text-properties style:font-name="Liberation Serif" fo:font-size="14pt" officeooo:rsid="001d7aa8" officeooo:paragraph-rsid="00122777" style:font-size-asian="14pt" style:font-size-complex="14pt"/>
    </style:style>
    <style:style style:name="T1" style:family="text">
      <style:text-properties style:font-name="Liberation Serif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style:font-name="Liberation Serif" fo:font-size="11pt" fo:font-style="normal" fo:font-weight="bold" officeooo:rsid="002c5069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style:font-name="Liberation Serif" fo:font-size="11pt" fo:font-style="normal" fo:font-weight="bold" officeooo:rsid="002609c5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style:font-name="Liberation Serif" fo:font-size="11pt" fo:font-style="normal" fo:font-weight="bold" officeooo:rsid="001d7aa8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style:font-name="Liberation Serif" fo:font-size="11pt" fo:font-style="normal" style:font-size-asian="11pt" style:font-style-asian="normal" style:font-size-complex="11pt" style:font-style-complex="normal"/>
    </style:style>
    <style:style style:name="T6" style:family="text">
      <style:text-properties style:font-name="Liberation Serif" fo:font-size="11pt" fo:font-style="normal" officeooo:rsid="002c5069" style:font-size-asian="11pt" style:font-style-asian="normal" style:font-size-complex="11pt" style:font-style-complex="normal"/>
    </style:style>
    <style:style style:name="T7" style:family="text">
      <style:text-properties style:font-name="Liberation Seri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style:font-name="Liberation Serif" fo:font-size="11pt" fo:font-style="normal" fo:font-weight="normal" officeooo:rsid="00244fef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style:font-name="Liberation Serif" fo:font-size="11pt" fo:font-style="normal" fo:font-weight="normal" officeooo:rsid="001d7aa8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style:font-name="Liberation Serif" fo:font-size="11pt" fo:font-style="italic" officeooo:rsid="002c5069" style:font-size-asian="11pt" style:font-style-asian="italic" style:font-size-complex="11pt" style:font-style-complex="italic"/>
    </style:style>
    <style:style style:name="T11" style:family="text">
      <style:text-properties style:font-name="Liberation Serif" fo:font-size="11pt" fo:font-style="italic" fo:font-weight="bold" officeooo:rsid="002c5069" style:font-size-asian="11pt" style:font-style-asian="italic" style:font-weight-asian="bold" style:font-size-complex="11pt" style:font-style-complex="italic" style:font-weight-complex="bold"/>
    </style:style>
    <style:style style:name="T12" style:family="text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T13" style:family="text">
      <style:text-properties style:font-name="Liberation Serif" fo:font-size="11pt" fo:font-weight="normal" officeooo:rsid="00244fef" style:font-size-asian="11pt" style:font-weight-asian="normal" style:font-size-complex="11pt" style:font-weight-complex="normal"/>
    </style:style>
    <style:style style:name="T14" style:family="text">
      <style:text-properties style:font-name="Liberation Serif" fo:font-size="11pt" fo:font-weight="normal" officeooo:rsid="001d7aa8" style:font-size-asian="11pt" style:font-weight-asian="normal" style:font-size-complex="11pt" style:font-weight-complex="normal"/>
    </style:style>
    <style:style style:name="T15" style:family="text">
      <style:text-properties style:font-name="Liberation Serif" fo:font-size="11pt" fo:font-weight="normal" officeooo:rsid="002609c5" style:font-size-asian="11pt" style:font-weight-asian="normal" style:font-size-complex="11pt" style:font-weight-complex="normal"/>
    </style:style>
    <style:style style:name="T16" style:family="text">
      <style:text-properties style:font-name="Liberation Serif" fo:font-size="11pt" style:font-size-asian="11pt" style:font-size-complex="11pt"/>
    </style:style>
    <style:style style:name="T17" style:family="text">
      <style:text-properties style:font-name="Liberation Serif" fo:font-size="11pt" officeooo:rsid="00244fef" style:font-size-asian="11pt" style:font-size-complex="11pt"/>
    </style:style>
    <style:style style:name="T18" style:family="text">
      <style:text-properties style:font-name="Liberation Serif" fo:font-size="11pt" officeooo:rsid="002609c5" style:font-size-asian="11pt" style:font-size-complex="11pt"/>
    </style:style>
    <style:style style:name="T19" style:family="text">
      <style:text-properties style:font-name="Liberation Serif" fo:font-size="11pt" fo:font-weight="bold" officeooo:rsid="001d7aa8" style:font-size-asian="11pt" style:font-weight-asian="bold" style:font-size-complex="11pt" style:font-weight-complex="bold"/>
    </style:style>
    <style:style style:name="T20" style:family="text">
      <style:text-properties style:font-name="Liberation Serif" fo:font-size="11pt" fo:font-weight="bold" officeooo:rsid="00244fef" style:font-size-asian="11pt" style:font-weight-asian="bold" style:font-size-complex="11pt" style:font-weight-complex="bold"/>
    </style:style>
    <style:style style:name="T21" style:family="text">
      <style:text-properties style:font-name="Liberation Serif" fo:font-size="11pt" fo:font-weight="bold" officeooo:rsid="002609c5" style:font-size-asian="11pt" style:font-weight-asian="bold" style:font-size-complex="11pt" style:font-weight-complex="bold"/>
    </style:style>
    <style:style style:name="T22" style:family="text">
      <style:text-properties style:font-name="Liberation Serif" fo:font-weight="bold" officeooo:rsid="001d7aa8" style:font-weight-asian="bold" style:font-weight-complex="bold"/>
    </style:style>
    <style:style style:name="T23" style:family="text">
      <style:text-properties style:font-name="Liberation Serif" fo:font-weight="bold" officeooo:rsid="002609c5" style:font-weight-asian="bold" style:font-weight-complex="bold"/>
    </style:style>
    <style:style style:name="T24" style:family="text">
      <style:text-properties style:font-name="Liberation Serif" fo:font-weight="bold" officeooo:rsid="00244fef" style:font-weight-asian="bold" style:font-weight-complex="bold"/>
    </style:style>
    <style:style style:name="T25" style:family="text">
      <style:text-properties style:font-name="Liberation Serif" officeooo:rsid="001d7aa8"/>
    </style:style>
    <style:style style:name="T26" style:family="text">
      <style:text-properties style:font-name="Liberation Serif" officeooo:rsid="002c5069"/>
    </style:style>
    <style:style style:name="T27" style:family="text">
      <style:text-properties style:font-name="Liberation Serif" fo:font-style="normal" fo:font-weight="bold" officeooo:rsid="002c5069" style:font-style-asian="normal" style:font-weight-asian="bold" style:font-style-complex="normal" style:font-weight-complex="bold"/>
    </style:style>
    <style:style style:name="T28" style:family="text">
      <style:text-properties style:font-name="Liberation Serif" fo:font-style="normal" fo:font-weight="bold" officeooo:rsid="001d7aa8" style:font-style-asian="normal" style:font-weight-asian="bold" style:font-style-complex="normal" style:font-weight-complex="bold"/>
    </style:style>
    <style:style style:name="T29" style:family="text">
      <style:text-properties style:font-name="Liberation Serif" fo:font-style="normal" fo:font-weight="bold" officeooo:rsid="002609c5" style:font-style-asian="normal" style:font-weight-asian="bold" style:font-style-complex="normal" style:font-weight-complex="bold"/>
    </style:style>
    <style:style style:name="T30" style:family="text">
      <style:text-properties style:font-name="Liberation Serif" fo:font-style="normal" fo:font-weight="normal" officeooo:rsid="001d7aa8" style:font-style-asian="normal" style:font-weight-asian="normal" style:font-style-complex="normal" style:font-weight-complex="normal"/>
    </style:style>
    <style:style style:name="T31" style:family="text">
      <style:text-properties style:font-name="Liberation Serif" fo:font-style="normal" fo:font-weight="normal" officeooo:rsid="00244fef" style:font-style-asian="normal" style:font-weight-asian="normal" style:font-style-complex="normal" style:font-weight-complex="normal"/>
    </style:style>
    <style:style style:name="T32" style:family="text">
      <style:text-properties style:font-name="Liberation Serif" fo:font-style="italic" fo:font-weight="bold" officeooo:rsid="002c5069" style:font-style-asian="italic" style:font-weight-asian="bold" style:font-style-complex="italic" style:font-weight-complex="bold"/>
    </style:style>
    <style:style style:name="T33" style:family="text">
      <style:text-properties style:font-name="Liberation Serif" fo:font-weight="normal" officeooo:rsid="00244fef" style:font-weight-asian="normal" style:font-weight-complex="normal"/>
    </style:style>
    <style:style style:name="T34" style:family="text">
      <style:text-properties style:font-name="Liberation Serif" fo:font-weight="normal" officeooo:rsid="001d7aa8" style:font-weight-asian="normal" style:font-weight-complex="normal"/>
    </style:style>
    <style:style style:name="T35" style:family="text">
      <style:text-properties style:font-name="Liberation Serif" fo:font-weight="normal" officeooo:rsid="002609c5" style:font-weight-asian="normal" style:font-weight-complex="normal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size="14pt" fo:font-weight="bold" officeooo:rsid="001d7aa8" style:font-size-asian="14pt" style:font-weight-asian="bold" style:font-size-complex="14pt" style:font-weight-complex="bold"/>
    </style:style>
    <style:style style:name="T38" style:family="text">
      <style:text-properties fo:font-size="14pt" fo:font-weight="bold" officeooo:rsid="001422d4" style:font-size-asian="14pt" style:font-weight-asian="bold" style:font-size-complex="14pt" style:font-weight-complex="bold"/>
    </style:style>
    <style:style style:name="T39" style:family="text">
      <style:text-properties fo:font-size="14pt" officeooo:rsid="001d7aa8" style:font-size-asian="14pt" style:font-size-complex="14pt"/>
    </style:style>
    <style:style style:name="T40" style:family="text">
      <style:text-properties fo:font-size="14pt" officeooo:rsid="001422d4" style:font-size-asian="14pt" style:font-size-complex="14pt"/>
    </style:style>
    <style:style style:name="T41" style:family="text">
      <style:text-properties officeooo:rsid="001d7aa8"/>
    </style:style>
    <style:style style:name="T42" style:family="text">
      <style:text-properties officeooo:rsid="0026e4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Emphasis"><text:span text:style-name="T2">Le travail</text:span></text:span><text:span text:style-name="Emphasis"><text:span text:style-name="T4"> </text:span></text:span><text:span text:style-name="Emphasis"><text:span text:style-name="T3">q</text:span></text:span><text:span text:style-name="Emphasis"><text:span text:style-name="T4">ui</text:span></text:span><text:span text:style-name="Emphasis"><text:span text:style-name="T3"> r</text:span></text:span><text:span text:style-name="Emphasis"><text:span text:style-name="T4">elie</text:span></text:span><text:span text:style-name="T4"> </text:span><text:span text:style-name="T2">(</text:span><text:span text:style-name="T11">the Work that reconnects</text:span><text:span text:style-name="T2">) </text:span><text:span text:style-name="T4">est un </text:span><text:span text:style-name="T2">ouvrage</text:span><text:span text:style-name="T9"> en groupe permettant </text:span><text:span text:style-name="Strong_20_Emphasis"><text:span text:style-name="T8">d’écouter</text:span></text:span><text:span text:style-name="Strong_20_Emphasis"><text:span text:style-name="T9"> no</text:span></text:span><text:span text:style-name="Strong_20_Emphasis"><text:span text:style-name="T8">s sentiments</text:span></text:span><text:span text:style-name="Strong_20_Emphasis"><text:span text:style-name="T13"> de</text:span></text:span><text:span text:style-name="Strong_20_Emphasis"><text:span text:style-name="T14"> dé</text:span></text:span><text:span text:style-name="Strong_20_Emphasis"><text:span text:style-name="T13">sespoir</text:span></text:span><text:span text:style-name="Strong_20_Emphasis"><text:span text:style-name="T14"> </text:span></text:span><text:span text:style-name="Strong_20_Emphasis"><text:span text:style-name="T13">ou d’</text:span></text:span><text:span text:style-name="Strong_20_Emphasis"><text:span text:style-name="T14">impuissance face à l’ampleur de la crise écologique et sociale.</text:span></text:span><text:span text:style-name="T14"> </text:span><text:span text:style-name="T15">Il a</text:span><text:span text:style-name="T14">lli</text:span><text:span text:style-name="T15">e</text:span><text:span text:style-name="T14"> les dimensions corporelle</text:span><text:span text:style-name="T13">s</text:span><text:span text:style-name="T14">, émotionnelle</text:span><text:span text:style-name="T13">s</text:span><text:span text:style-name="T14"> et spirituelle</text:span><text:span text:style-name="T13">s</text:span><text:span text:style-name="T14"> à notre compréhension rationnelle du monde et à notre </text:span><text:span text:style-name="T13">implica</text:span><text:span text:style-name="T14">t</text:span><text:span text:style-name="T13">ion</text:span><text:span text:style-name="T14"> dans l’action. </text:span><text:span text:style-name="T15">L</text:span><text:span text:style-name="T14">es exercices pratiques et </text:span><text:span text:style-name="T15">les</text:span><text:span text:style-name="T14"> expérien</text:span><text:span text:style-name="T15">ce</text:span><text:span text:style-name="T14">s </text:span><text:span text:style-name="T15">qu’il propose nous aident à</text:span><text:span text:style-name="T14"> transformer notre inquiétude en engagement créatif. </text:span><text:span text:style-name="T13">Il contribue à l’</text:span><text:span text:style-name="T14">émerge</text:span><text:span text:style-name="T13">nce d’un</text:span><text:span text:style-name="T14">e « éco-conscience ».</text:span></text:p>
      <text:p text:style-name="P2"><text:span text:style-name="T22"/></text:p>
      <text:p text:style-name="P2"><text:span text:style-name="T22">La Communication </text:span><text:span text:style-name="T23">N</text:span><text:span text:style-name="T22">on </text:span><text:span text:style-name="T23">V</text:span><text:span text:style-name="T22">iolente</text:span><text:span text:style-name="T25"> est une démarche qui met en lumière ce qui facilite ou entrave la relation, </text:span><text:span text:style-name="T26">en développant une conscience accrue des liens entre nos émotions et nos choix quotidiens</text:span><text:span text:style-name="T25">. Elle nous aide à r</text:span><text:span text:style-name="T26">enouer avec</text:span><text:span text:style-name="T25"> une écoute </text:span><text:span text:style-name="T26">plus profonde </text:span><text:span text:style-name="T25">de soi-même et de l’autre, et à retrouver la bienveillance et l’empathie que nous portons naturellement en nous, à partir de la vision fondamentale que tous les êtres humains ont les mêmes besoins.</text:span></text:p>
      <text:p text:style-name="P2"><text:span text:style-name="T25"/></text:p>
      <text:p text:style-name="P6"><text:span text:style-name="T42">Murmure des forêts propose de faire se rencontrer ces deux pratiques, afin de vivre la « spirale » d’écologie profonde avec la qualité d’attention propre à la CNV holistique : d</text:span>eux jours pleins, répartis sur trois journées, pour prendre le temps <text:span text:style-name="T42">de cette traversée</text:span>.</text:p>
      <text:p text:style-name="P3"/>
      <text:p text:style-name="P7"><text:span text:style-name="T36">Participation libre en conscience.</text:span></text:p>
      <text:p text:style-name="P4"><text:span text:style-name="T36"/></text:p>
      <text:p text:style-name="P5"><text:span text:style-name="T38">Lieu et date en cours de définition (grand ouest) </text:span></text:p>
      <text:p text:style-name="P5"><text:span text:style-name="T37">Repas</text:span><text:span text:style-name="T39"> coopératifs, </text:span><text:span text:style-name="T40">détails de l’organisation<text:tab/>à venir.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9T11:40:58.748174895</meta:creation-date>
    <dc:date>2020-06-09T11:58:01.130136931</dc:date>
    <meta:editing-duration>PT6M5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214" meta:character-count="1366" meta:non-whitespace-character-count="1156"/>
  </office:meta>
</office:document-meta>
</file>